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6.9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2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fill-color="#ffde59" draw:textarea-horizontal-align="justify" draw:textarea-vertical-align="middle" draw:auto-grow-height="false" fo:min-height="1.448cm" fo:min-width="3.32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>
      <loext:graphic-properties draw:fill-color="#ffde59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0cm" svg:height="7.2cm" svg:x="1.8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4cm" svg:height="1.4cm" svg:x="5.1cm" svg:y="10cm">
            <text:p text:style-name="P2"><text:span text:style-name="T1">Wheelchair Contro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4cm" svg:height="1.4cm" svg:x="2.8cm" svg:y="5.2cm">
            <text:p text:style-name="P2"><text:span text:style-name="T1">Hololens Eye-Gaze </text:span></text:p>
            <text:p text:style-name="P2"><text:span text:style-name="T1">Estim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4cm" svg:height="1.4cm" svg:x="5cm" svg:y="7.4cm">
            <text:p text:style-name="P2"><text:span text:style-name="T1">RO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4cm" svg:height="1.4cm" svg:x="7.3cm" svg:y="5.2cm">
            <text:p text:style-name="P2"><text:span text:style-name="T1">Human Detection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556cm" svg:height="0.645cm" svg:x="6.044cm" svg:y="3.845cm">
            <draw:text-box>
              <text:p><text:span text:style-name="T2">LINUX</text:span></text:p>
            </draw:text-box>
          </draw:frame>
          <draw:line draw:style-name="gr4" draw:text-style-name="P2" draw:layer="layout" svg:x1="6.8cm" svg:y1="8.8cm" svg:x2="6.8cm" svg:y2="10cm">
            <text:p/>
          </draw:line>
          <draw:line draw:style-name="gr4" draw:text-style-name="P2" draw:layer="layout" svg:x1="5cm" svg:y1="6.6cm" svg:x2="6.6cm" svg:y2="7.4cm">
            <text:p/>
          </draw:line>
          <draw:line draw:style-name="gr4" draw:text-style-name="P2" draw:layer="layout" svg:x1="8.6cm" svg:y1="6.6cm" svg:x2="7.2cm" svg:y2="7.4cm">
            <text:p/>
          </draw:line>
          <draw:custom-shape draw:style-name="gr5" draw:text-style-name="P5" draw:layer="layout" svg:width="5.4cm" svg:height="2.4cm" svg:x="3.8cm" svg:y="0.6cm">
            <text:p text:style-name="P2">Hololen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5.4cm" svg:height="2.4cm" svg:x="4.2cm" svg:y="13cm">
            <text:p text:style-name="P2">Wheelchai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4.8cm" svg:y1="2.6cm" svg:x2="4.6cm" svg:y2="5.2cm">
            <text:p/>
          </draw:line>
          <draw:line draw:style-name="gr6" draw:text-style-name="P2" draw:layer="layout" svg:x1="8.4cm" svg:y1="2.6cm" svg:x2="9.2cm" svg:y2="5.2cm">
            <text:p/>
          </draw:line>
          <draw:line draw:style-name="gr4" draw:text-style-name="P2" draw:layer="layout" svg:x1="6.8cm" svg:y1="11.4cm" svg:x2="6.8cm" svg:y2="13cm">
            <text:p/>
          </draw:line>
          <draw:frame draw:style-name="gr3" draw:text-style-name="P6" draw:layer="layout" svg:width="4.63cm" svg:height="0.725cm" svg:x="8.431cm" svg:y="2.675cm">
            <draw:text-box>
              <text:p><text:span text:style-name="T3">Images from </text:span><text:span text:style-name="T3">Hololens</text:span></text:p>
            </draw:text-box>
          </draw:frame>
          <draw:frame draw:style-name="gr3" draw:text-style-name="P6" draw:layer="layout" svg:width="5.438cm" svg:height="0.725cm" svg:x="8.8cm" svg:y="3.8cm">
            <draw:text-box>
              <text:p><text:span text:style-name="T3">Holograms to be rendered</text:span></text:p>
            </draw:text-box>
          </draw:frame>
          <draw:frame draw:style-name="gr7" draw:text-style-name="P6" draw:layer="layout" svg:width="5.238cm" svg:height="1.199cm" svg:x="8.362cm" svg:y="6.8cm">
            <draw:text-box>
              <text:p><text:span text:style-name="T3">Stop signals when humans detected nearby</text:span></text:p>
            </draw:text-box>
          </draw:frame>
          <draw:frame draw:style-name="gr3" draw:text-style-name="P6" draw:layer="layout" svg:width="3.999cm" svg:height="0.725cm" svg:x="1.6cm" svg:y="6.675cm">
            <draw:text-box>
              <text:p><text:span text:style-name="T3">Position to drive to</text:span></text:p>
            </draw:text-box>
          </draw:frame>
          <draw:frame draw:style-name="gr8" draw:text-style-name="P6" draw:layer="layout" svg:width="4cm" svg:height="1.199cm" svg:x="1cm" svg:y="2.801cm">
            <draw:text-box>
              <text:p><text:span text:style-name="T3">Head-Gaze &amp; Eye-Tracker Data</text:span></text:p>
            </draw:text-box>
          </draw:fram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4:50:42.902119060</meta:creation-date>
    <dc:date>2019-01-28T15:24:14.790402636</dc:date>
    <meta:editing-duration>PT22M58S</meta:editing-duration>
    <meta:editing-cycles>2</meta:editing-cycles>
    <meta:generator>LibreOffice/6.1.4.2$Linux_X86_64 LibreOffice_project/10$Build-2</meta:generator>
    <meta:document-statistic meta:object-count="43"/>
  </office:meta>
</office:document-meta>
</file>